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ffff"/>
      <style:paragraph-properties fo:text-align="center"/>
      <style:text-properties fo:font-size="12pt"/>
    </style:style>
    <style:style style:name="P4" style:family="paragraph">
      <loext:graphic-properties draw:fill-color="#ffd320"/>
      <style:paragraph-properties fo:text-align="center"/>
    </style:style>
    <style:style style:name="P5" style:family="paragraph">
      <loext:graphic-properties draw:fill-color="#66cc00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005cm" fo:min-width="2.7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05cm" fo:min-width="4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05cm" fo:min-width="3.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3333" draw:textarea-horizontal-align="justify" draw:textarea-vertical-align="middle" draw:auto-grow-height="false" fo:min-height="1.005cm" fo:min-width="4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ffff" draw:textarea-horizontal-align="justify" draw:textarea-vertical-align="middle" draw:auto-grow-height="false" fo:min-height="1.007cm" fo:min-width="3.2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d320" draw:textarea-horizontal-align="justify" draw:textarea-vertical-align="middle" draw:auto-grow-height="false" fo:min-height="1.005cm" fo:min-width="10.7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Symmetric_20_Arrow" draw:marker-start-center="false" draw:marker-end="Symmetric_20_Arrow" draw:marker-end-center="fals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66cc00" draw:textarea-horizontal-align="justify" draw:textarea-vertical-align="middle" draw:auto-grow-height="false" fo:min-height="1.055cm" fo:min-width="10.6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2.715cm" svg:height="1.006cm" svg:x="7.2cm" svg:y="6.246cm"><text:p text:style-name="P1">Serial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1" svg:width="4.273cm" svg:height="1.006cm" svg:x="2.928cm" svg:y="6.246cm"><text:p text:style-name="P1">SPI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1" svg:width="3.62cm" svg:height="1.006cm" svg:x="9.915cm" svg:y="6.246cm"><text:p text:style-name="P1">GameController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2" svg:width="4.273cm" svg:height="1.006cm" svg:x="2.928cm" svg:y="5.241cm"><text:p text:style-name="P1">Pixel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3" svg:width="3.216cm" svg:height="1.008cm" svg:x="2.928cm" svg:y="4.233cm"><text:p text:style-name="P1"><text:span text:style-name="T1">Sprite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4" svg:width="10.708cm" svg:height="1.006cm" svg:x="2.928cm" svg:y="2.124cm"><text:p text:style-name="P1">Game (main)</text:p><draw:enhanced-geometry svg:viewBox="0 0 21600 21600" draw:type="rectangle" draw:enhanced-path="M 0 0 L 21600 0 21600 21600 0 21600 0 0 Z N"/></draw:custom-shape><draw:line text:anchor-type="paragraph" draw:z-index="6" draw:name="Shape2" draw:style-name="gr7" draw:text-style-name="P1" svg:x1="8.407cm" svg:y1="3.129cm" svg:x2="8.407cm" svg:y2="6.246cm"><text:p/></draw:line><draw:line text:anchor-type="paragraph" draw:z-index="7" draw:name="Shape3" draw:style-name="gr8" draw:text-style-name="P1" svg:x1="5.154cm" svg:y1="9.161cm" svg:x2="5.306cm" svg:y2="9.11cm"><text:p/></draw:line><draw:line text:anchor-type="paragraph" draw:z-index="8" draw:name="Shape2" draw:style-name="gr7" draw:text-style-name="P1" svg:x1="11.624cm" svg:y1="3.129cm" svg:x2="11.624cm" svg:y2="6.246cm"><text:p/></draw:line><draw:line text:anchor-type="paragraph" draw:z-index="9" draw:name="Shape2" draw:style-name="gr7" draw:text-style-name="P1" svg:x1="6.697cm" svg:y1="3.129cm" svg:x2="6.697cm" svg:y2="5.24cm"><text:p/></draw:line><draw:line text:anchor-type="paragraph" draw:z-index="10" draw:name="Shape2" draw:style-name="gr7" draw:text-style-name="P1" svg:x1="4.636cm" svg:y1="3.129cm" svg:x2="4.636cm" svg:y2="4.233cm"><text:p/></draw:line><draw:custom-shape text:anchor-type="paragraph" draw:z-index="11" draw:name="Shape4" draw:style-name="gr9" draw:text-style-name="P5" svg:width="10.623cm" svg:height="1.056cm" svg:x="2.928cm" svg:y="7.251cm"><text:p text:style-name="P1">Hardware 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9:37:14.377104437</meta:creation-date>
    <dc:date>2016-09-09T09:44:25.547122286</dc:date>
    <meta:editing-duration>PT7M1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2.2.0$Linux_X86_64 LibreOffice_project/10m0$Build-2</meta:generator>
  </office:meta>
</office:document-meta>
</file>